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Index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alphabetical-index-auto-mark-file xlink:href="../xulpymoney.sdi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<text:title>Xulpymoney</text:title></text:p>
      <text:p text:style-name="Subtitle"><text:date style:data-style-name="N84" text:date-value="2010-04-26T17:26:05.99">2010-04-26</text:date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2" text:name="Índice de contenido1_Head">
            <text:p text:style-name="P3">Índice de contenido</text:p>
          </text:index-title>
          <text:p text:style-name="P6">1. <text:a xlink:type="simple" xlink:href="#__RefHeading__203_1842024073" text:style-name="Internet_20_link" text:visited-style-name="Internet_20_link">¿Qué es </text:a><text:alphabetical-index-mark-start text:id="IMark168922668" text:key1="Aplicaciones"/><text:a xlink:type="simple" xlink:href="#__RefHeading__203_1842024073" text:style-name="Internet_20_link" text:visited-style-name="Internet_20_link">Xulpymoney</text:a><text:alphabetical-index-mark-end text:id="IMark168922668"/><text:a xlink:type="simple" xlink:href="#__RefHeading__203_1842024073" text:style-name="Internet_20_link" text:visited-style-name="Internet_20_link">?</text:a><text:tab/><text:a xlink:type="simple" xlink:href="#__RefHeading__203_1842024073" text:style-name="Internet_20_link" text:visited-style-name="Internet_20_link"><text:span text:style-name="Internet_20_link">3</text:span></text:a></text:p>
          <text:p text:style-name="P4">1.1. <text:s/><text:a xlink:type="simple" xlink:href="#__RefHeading__205_1842024073" text:style-name="Internet_20_link" text:visited-style-name="Internet_20_link">¿Quien lo está desarrollando?</text:a><text:tab/><text:a xlink:type="simple" xlink:href="#__RefHeading__205_1842024073" text:style-name="Internet_20_link" text:visited-style-name="Internet_20_link"><text:span text:style-name="Internet_20_link">3</text:span></text:a></text:p>
          <text:p text:style-name="P4">1.2. <text:s/><text:a xlink:type="simple" xlink:href="#__RefHeading__207_1842024073" text:style-name="Internet_20_link" text:visited-style-name="Internet_20_link">¿Que licencia tiene?</text:a><text:tab/><text:a xlink:type="simple" xlink:href="#__RefHeading__207_1842024073" text:style-name="Internet_20_link" text:visited-style-name="Internet_20_link"><text:span text:style-name="Internet_20_link">3</text:span></text:a></text:p>
          <text:p text:style-name="P4">1.3. <text:s/><text:a xlink:type="simple" xlink:href="#__RefHeading__209_1842024073" text:style-name="Internet_20_link" text:visited-style-name="Internet_20_link">¿Cómo puedo contribuir?</text:a><text:tab/><text:a xlink:type="simple" xlink:href="#__RefHeading__209_1842024073" text:style-name="Internet_20_link" text:visited-style-name="Internet_20_link"><text:span text:style-name="Internet_20_link">3</text:span></text:a></text:p>
          <text:p text:style-name="P6">2. <text:a xlink:type="simple" xlink:href="#__RefHeading__211_1842024073" text:style-name="Internet_20_link" text:visited-style-name="Internet_20_link">Instalación</text:a><text:tab/><text:a xlink:type="simple" xlink:href="#__RefHeading__211_1842024073" text:style-name="Internet_20_link" text:visited-style-name="Internet_20_link"><text:span text:style-name="Internet_20_link">4</text:span></text:a></text:p>
          <text:p text:style-name="P4">2.1. <text:s/><text:a xlink:type="simple" xlink:href="#__RefHeading__213_1842024073" text:style-name="Internet_20_link" text:visited-style-name="Internet_20_link">Base de datos </text:a><text:alphabetical-index-mark-start text:id="IMark168922668" text:key1="Aplicaciones"/><text:a xlink:type="simple" xlink:href="#__RefHeading__213_1842024073" text:style-name="Internet_20_link" text:visited-style-name="Internet_20_link">PostgreSQL</text:a><text:alphabetical-index-mark-end text:id="IMark168922668"/><text:tab/><text:a xlink:type="simple" xlink:href="#__RefHeading__213_1842024073" text:style-name="Internet_20_link" text:visited-style-name="Internet_20_link"><text:span text:style-name="Internet_20_link">4</text:span></text:a></text:p>
          <text:p text:style-name="P4">2.2. <text:s/><text:a xlink:type="simple" xlink:href="#__RefHeading__215_1842024073" text:style-name="Internet_20_link" text:visited-style-name="Internet_20_link">Servidor Web </text:a><text:alphabetical-index-mark-start text:id="IMark168635044" text:key1="Aplicaciones"/><text:a xlink:type="simple" xlink:href="#__RefHeading__215_1842024073" text:style-name="Internet_20_link" text:visited-style-name="Internet_20_link">Apache</text:a><text:alphabetical-index-mark-end text:id="IMark168635044"/><text:tab/><text:a xlink:type="simple" xlink:href="#__RefHeading__215_1842024073" text:style-name="Internet_20_link" text:visited-style-name="Internet_20_link"><text:span text:style-name="Internet_20_link">4</text:span></text:a></text:p>
          <text:p text:style-name="P4">2.3. <text:s/><text:alphabetical-index-mark-start text:id="IMark168928420" text:key1="Aplicaciones"/><text:a xlink:type="simple" xlink:href="#__RefHeading__217_1842024073" text:style-name="Internet_20_link" text:visited-style-name="Internet_20_link">Xulpymoney</text:a><text:alphabetical-index-mark-end text:id="IMark168928420"/><text:tab/><text:a xlink:type="simple" xlink:href="#__RefHeading__217_1842024073" text:style-name="Internet_20_link" text:visited-style-name="Internet_20_link"><text:span text:style-name="Internet_20_link">4</text:span></text:a></text:p>
          <text:p text:style-name="P6">3. <text:a xlink:type="simple" xlink:href="#__RefHeading__219_1842024073" text:style-name="Internet_20_link" text:visited-style-name="Internet_20_link">Manual de usuario</text:a><text:tab/><text:a xlink:type="simple" xlink:href="#__RefHeading__219_1842024073" text:style-name="Internet_20_link" text:visited-style-name="Internet_20_link"><text:span text:style-name="Internet_20_link">5</text:span></text:a></text:p>
          <text:p text:style-name="P4">3.1. <text:s/><text:a xlink:type="simple" xlink:href="#__RefHeading__221_1842024073" text:style-name="Internet_20_link" text:visited-style-name="Internet_20_link">Bancos</text:a><text:tab/><text:a xlink:type="simple" xlink:href="#__RefHeading__221_1842024073" text:style-name="Internet_20_link" text:visited-style-name="Internet_20_link"><text:span text:style-name="Internet_20_link">5</text:span></text:a></text:p>
          <text:p text:style-name="P5">3.1.1. <text:s/><text:a xlink:type="simple" xlink:href="#__RefHeading__245_1842024073" text:style-name="Internet_20_link" text:visited-style-name="Internet_20_link">Listado de Bancos</text:a><text:tab/><text:a xlink:type="simple" xlink:href="#__RefHeading__245_1842024073" text:style-name="Internet_20_link" text:visited-style-name="Internet_20_link"><text:span text:style-name="Internet_20_link">5</text:span></text:a></text:p>
          <text:p text:style-name="P5">3.1.2. <text:s/><text:a xlink:type="simple" xlink:href="#__RefHeading__247_1842024073" text:style-name="Internet_20_link" text:visited-style-name="Internet_20_link">Nuevo banco</text:a><text:tab/><text:a xlink:type="simple" xlink:href="#__RefHeading__247_1842024073" text:style-name="Internet_20_link" text:visited-style-name="Internet_20_link"><text:span text:style-name="Internet_20_link">5</text:span></text:a></text:p>
          <text:p text:style-name="P5">3.1.3. <text:s/><text:a xlink:type="simple" xlink:href="#__RefHeading__249_1842024073" text:style-name="Internet_20_link" text:visited-style-name="Internet_20_link">Modificar banco</text:a><text:tab/><text:a xlink:type="simple" xlink:href="#__RefHeading__249_1842024073" text:style-name="Internet_20_link" text:visited-style-name="Internet_20_link"><text:span text:style-name="Internet_20_link">5</text:span></text:a></text:p>
          <text:p text:style-name="P5">3.1.4. <text:s/><text:a xlink:type="simple" xlink:href="#__RefHeading__251_1842024073" text:style-name="Internet_20_link" text:visited-style-name="Internet_20_link">Desactivar banco</text:a><text:tab/><text:a xlink:type="simple" xlink:href="#__RefHeading__251_1842024073" text:style-name="Internet_20_link" text:visited-style-name="Internet_20_link"><text:span text:style-name="Internet_20_link">5</text:span></text:a></text:p>
          <text:p text:style-name="P5">3.1.5. <text:s/><text:a xlink:type="simple" xlink:href="#__RefHeading__366_1842024073" text:style-name="Internet_20_link" text:visited-style-name="Internet_20_link">Patrimonio de un banco</text:a><text:tab/><text:a xlink:type="simple" xlink:href="#__RefHeading__366_1842024073" text:style-name="Internet_20_link" text:visited-style-name="Internet_20_link"><text:span text:style-name="Internet_20_link">5</text:span></text:a></text:p>
          <text:p text:style-name="P4">3.2. <text:s/><text:a xlink:type="simple" xlink:href="#__RefHeading__223_1842024073" text:style-name="Internet_20_link" text:visited-style-name="Internet_20_link">Cuentas</text:a><text:tab/><text:a xlink:type="simple" xlink:href="#__RefHeading__223_1842024073" text:style-name="Internet_20_link" text:visited-style-name="Internet_20_link"><text:span text:style-name="Internet_20_link">5</text:span></text:a></text:p>
          <text:p text:style-name="P4">3.3. <text:s/><text:a xlink:type="simple" xlink:href="#__RefHeading__225_1842024073" text:style-name="Internet_20_link" text:visited-style-name="Internet_20_link">Inversiones</text:a><text:tab/><text:a xlink:type="simple" xlink:href="#__RefHeading__225_1842024073" text:style-name="Internet_20_link" text:visited-style-name="Internet_20_link"><text:span text:style-name="Internet_20_link">5</text:span></text:a></text:p>
          <text:p text:style-name="P4">3.4. <text:s/><text:a xlink:type="simple" xlink:href="#__RefHeading__227_1842024073" text:style-name="Internet_20_link" text:visited-style-name="Internet_20_link">Informes</text:a><text:tab/><text:a xlink:type="simple" xlink:href="#__RefHeading__227_1842024073" text:style-name="Internet_20_link" text:visited-style-name="Internet_20_link"><text:span text:style-name="Internet_20_link">5</text:span></text:a></text:p>
          <text:p text:style-name="P6">4. <text:a xlink:type="simple" xlink:href="#__RefHeading__237_1842024073" text:style-name="Internet_20_link" text:visited-style-name="Internet_20_link">Esquema de la base de datos</text:a><text:tab/><text:a xlink:type="simple" xlink:href="#__RefHeading__237_1842024073" text:style-name="Internet_20_link" text:visited-style-name="Internet_20_link"><text:span text:style-name="Internet_20_link">6</text:span></text:a></text:p>
          <text:p text:style-name="P4">4.1. <text:s/><text:a xlink:type="simple" xlink:href="#__RefHeading__368_1842024073" text:style-name="Internet_20_link" text:visited-style-name="Internet_20_link">Modificaciones directas a la base de datos</text:a><text:tab/><text:a xlink:type="simple" xlink:href="#__RefHeading__368_1842024073" text:style-name="Internet_20_link" text:visited-style-name="Internet_20_link"><text:span text:style-name="Internet_20_link">6</text:span></text:a></text:p>
          <text:p text:style-name="P6">5. <text:a xlink:type="simple" xlink:href="#__RefHeading__239_1842024073" text:style-name="Internet_20_link" text:visited-style-name="Internet_20_link">Soporte</text:a><text:tab/><text:a xlink:type="simple" xlink:href="#__RefHeading__239_1842024073" text:style-name="Internet_20_link" text:visited-style-name="Internet_20_link"><text:span text:style-name="Internet_20_link">7</text:span></text:a></text:p>
          <text:p text:style-name="P6"><text:a xlink:type="simple" xlink:href="#__RefHeading__370_1842024073" text:style-name="Internet_20_link" text:visited-style-name="Internet_20_link">Búsqueda por palabras clave</text:a><text:tab/><text:a xlink:type="simple" xlink:href="#__RefHeading__370_1842024073" text:style-name="Internet_20_link" text:visited-style-name="Internet_20_link"><text:span text:style-name="Internet_20_link">8</text:span></text:a></text:p>
        </text:index-body>
      </text:table-of-content>
      <text:p text:style-name="Text_20_body"/>
      <text:h text:style-name="P7" text:outline-level="1"><text:bookmark text:name="__RefHeading__203_1842024073"/>¿Qué es <text:alphabetical-index-mark-start text:id="IMark160379076" text:key1="Aplicaciones"/>Xulpymoney<text:alphabetical-index-mark-end text:id="IMark160379076"/>?<text:bookmark-end text:name="__RefHeading__203_1842024073"/></text:h>
      <text:h text:style-name="Heading_20_2" text:outline-level="2"><text:bookmark text:name="__RefHeading__205_1842024073"/>¿Quien lo está desarrollando?<text:bookmark-end text:name="__RefHeading__205_1842024073"/></text:h>
      <text:h text:style-name="Heading_20_2" text:outline-level="2"><text:bookmark text:name="__RefHeading__207_1842024073"/>¿Que licencia tiene?<text:bookmark-end text:name="__RefHeading__207_1842024073"/></text:h>
      <text:h text:style-name="Heading_20_2" text:outline-level="2"><text:bookmark text:name="__RefHeading__209_1842024073"/>¿Cómo puedo contribuir?<text:bookmark-end text:name="__RefHeading__209_1842024073"/></text:h>
      <text:h text:style-name="P7" text:outline-level="1"><text:bookmark text:name="__RefHeading__211_1842024073"/>Instalación<text:bookmark-end text:name="__RefHeading__211_1842024073"/></text:h>
      <text:h text:style-name="Heading_20_2" text:outline-level="2"><text:bookmark text:name="__RefHeading__213_1842024073"/>Base de datos <text:alphabetical-index-mark-start text:id="IMark160378292" text:key1="Aplicaciones"/>PostgreSQL<text:bookmark-end text:name="__RefHeading__213_1842024073"/><text:alphabetical-index-mark-end text:id="IMark160378292"/></text:h>
      <text:h text:style-name="Heading_20_2" text:outline-level="2"><text:bookmark text:name="__RefHeading__215_1842024073"/>Servidor Web <text:alphabetical-index-mark-start text:id="IMark160378292" text:key1="Aplicaciones"/>Apache<text:bookmark-end text:name="__RefHeading__215_1842024073"/><text:alphabetical-index-mark-end text:id="IMark160378292"/></text:h>
      <text:h text:style-name="Heading_20_2" text:outline-level="2"><text:bookmark text:name="__RefHeading__217_1842024073"/><text:alphabetical-index-mark-start text:id="IMark168863396" text:key1="Aplicaciones"/>Xulpymoney<text:bookmark-end text:name="__RefHeading__217_1842024073"/><text:alphabetical-index-mark-end text:id="IMark168863396"/></text:h>
      <text:h text:style-name="P7" text:outline-level="1"><text:bookmark text:name="__RefHeading__219_1842024073"/>Manual de usuario<text:bookmark-end text:name="__RefHeading__219_1842024073"/></text:h>
      <text:h text:style-name="Heading_20_2" text:outline-level="2"><text:bookmark text:name="__RefHeading__221_1842024073"/>Entidades bancarias<text:bookmark-end text:name="__RefHeading__221_1842024073"/></text:h>
      <text:h text:style-name="Heading_20_3" text:outline-level="3"><text:bookmark text:name="__RefHeading__245_1842024073"/>Listado de entidades<text:bookmark-end text:name="__RefHeading__245_1842024073"/></text:h>
      <text:h text:style-name="Heading_20_3" text:outline-level="3"><text:bookmark text:name="__RefHeading__247_1842024073"/>Nueva entidad<text:bookmark-end text:name="__RefHeading__247_1842024073"/></text:h>
      <text:h text:style-name="Heading_20_3" text:outline-level="3"><text:bookmark text:name="__RefHeading__249_1842024073"/>Modificar entidad<text:bookmark-end text:name="__RefHeading__249_1842024073"/></text:h>
      <text:h text:style-name="Heading_20_3" text:outline-level="3"><text:bookmark text:name="__RefHeading__251_1842024073"/>Desactivar entidad<text:bookmark-end text:name="__RefHeading__251_1842024073"/></text:h>
      <text:h text:style-name="Heading_20_3" text:outline-level="3"><text:bookmark text:name="__RefHeading__366_1842024073"/>Patrimonio en una entidad<text:bookmark-end text:name="__RefHeading__366_1842024073"/></text:h>
      <text:h text:style-name="Heading_20_2" text:outline-level="2"><text:bookmark text:name="__RefHeading__223_1842024073"/>Cuentas<text:bookmark-end text:name="__RefHeading__223_1842024073"/></text:h>
      <text:h text:style-name="Heading_20_2" text:outline-level="2"><text:bookmark text:name="__RefHeading__225_1842024073"/>Inversiones<text:bookmark-end text:name="__RefHeading__225_1842024073"/></text:h>
      <text:h text:style-name="Heading_20_3" text:outline-level="3">Fondos de inversión</text:h>
      <text:h text:style-name="Heading_20_3" text:outline-level="3">Acciones</text:h>
      <text:h text:style-name="Heading_20_3" text:outline-level="3">Depósitos</text:h>
      <text:p text:style-name="Text_20_body">Los depósitos deben tratarse como cuentas. Cuando se abre un deposito se abre una cuenta con el mismo nombre y se hace un traspaso. Cuando finaliza se hace un ingreso con la operación Vencimiento de Depósito<text:note text:id="ftn1" text:note-class="footnote"><text:note-citation>1</text:note-citation><text:note-body><text:p text:style-name="Footnote">Falta desarrollar.</text:p></text:note-body></text:note></text:p>
      <text:h text:style-name="Heading_20_2" text:outline-level="2"><text:bookmark text:name="__RefHeading__227_1842024073"/>Informes<text:bookmark-end text:name="__RefHeading__227_1842024073"/></text:h>
      <text:h text:style-name="P7" text:outline-level="1"><text:bookmark text:name="__RefHeading__237_1842024073"/>Esquema de la base de datos<text:bookmark-end text:name="__RefHeading__237_1842024073"/></text:h>
      <text:h text:style-name="Heading_20_2" text:outline-level="2"><text:bookmark text:name="__RefHeading__368_1842024073"/>Modificaciones directas a la base de datos<text:bookmark-end text:name="__RefHeading__368_1842024073"/></text:h>
      <text:h text:style-name="P7" text:outline-level="1"><text:bookmark text:name="__RefHeading__239_1842024073"/>Soporte<text:bookmark-end text:name="__RefHeading__239_1842024073"/></text:h>
      <text:h text:style-name="P7" text:outline-level="1" text:is-list-header="true"><text:bookmark text:name="__RefHeading__370_1842024073"/>Búsqueda por palabras clave<text:bookmark-end text:name="__RefHeading__370_1842024073"/></text:h>
      <text:alphabetical-index text:style-name="Sect2" text:protected="true" text:name="Índice alfabético1">
        <text:alphabetical-index-source text:combine-entries-with-dash="true" text:combine-entries-with-pp="false" text:sort-algorithm="alphanumeric" fo:language="es" fo:country="ES">
          <text:index-title-template text:style-name="Index_20_Heading">Índice alfabétic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2" text:name="Índice alfabético1_Head">
            <text:p text:style-name="Index_20_Heading">Índice alfabético</text:p>
          </text:index-title>
          <text:p text:style-name="P2">Aplicaciones<text:tab/></text:p>
          <text:p text:style-name="P1">Apache<text:tab/>2, 4</text:p>
          <text:p text:style-name="P1">PostgreSQL<text:tab/>2, 4</text:p>
          <text:p text:style-name="P1">Xulpymoney<text:tab/>2-4</text:p>
        </text:index-body>
      </text:alphabetical-index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auto-update="true" style:class="text">
      <style:paragraph-properties fo:margin-left="0cm" fo:margin-right="0cm" fo:margin-top="0cm" fo:margin-bottom="0.212cm" fo:text-indent="1.499cm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 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 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suffix=". 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suffix=". 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 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suffix=". 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suffix=". 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suffix=". 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suffix=".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4T22:00:03</meta:creation-date>
    <meta:generator>OpenOffice.org/3.2$Linux OpenOffice.org_project/320m12$Build-9483</meta:generator>
    <meta:editing-cycles>10</meta:editing-cycles>
    <meta:editing-duration>PT00H30M15S</meta:editing-duration>
    <meta:keyword>Manual Usuario Xulpymoney Ayuda Programa Contabilidad Xul</meta:keyword>
    <dc:subject>Manual de usuario de Xulpymoney</dc:subject>
    <dc:title>Xulpymoney</dc:title>
    <dc:date>2010-04-26T17:26:06</dc:date>
    <meta:document-statistic meta:table-count="0" meta:image-count="0" meta:object-count="0" meta:page-count="8" meta:paragraph-count="57" meta:word-count="248" meta:character-count="1482"/>
  </office:meta>
</office:document-meta>
</file>